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P4" style:parent-style-name="Normal" style:family="paragraph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P6" style:parent-style-name="Párrafodelista" style:family="paragraph"/>
    <style:style style:name="T7" style:parent-style-name="Fuentedepárrafopredeter." style:family="text">
      <style:text-properties fo:font-weight="bold" style:font-weight-asian="bold"/>
    </style:style>
    <style:style style:name="P8" style:parent-style-name="Párrafodelista" style:family="paragraph"/>
    <style:style style:name="T9" style:parent-style-name="Fuentedepárrafopredeter." style:family="text">
      <style:text-properties fo:font-weight="bold" style:font-weight-asian="bold"/>
    </style:style>
    <style:style style:name="P10" style:parent-style-name="Párrafodelista" style:family="paragraph"/>
    <style:style style:name="P11" style:parent-style-name="Párrafodelista" style:family="paragraph"/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Párrafodelista" style:family="paragraph"/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T18" style:parent-style-name="Fuentedepárrafopredeter." style:family="text">
      <style:text-properties fo:font-weight="bold" style:font-weight-asian="bold"/>
    </style:style>
    <style:style style:name="P19" style:parent-style-name="Normal" style:family="paragraph">
      <style:paragraph-properties fo:break-before="page"/>
      <style:text-properties fo:hyphenate="true"/>
    </style:style>
    <style:style style:name="P20" style:parent-style-name="Párrafodelista" style:family="paragraph"/>
    <style:style style:name="T21" style:parent-style-name="Fuentedepárrafopredeter." style:family="text">
      <style:text-properties fo:font-weight="bold" style:font-weight-asian="bold"/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4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5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26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T27" style:parent-style-name="Fuentedepárrafopredeter." style:family="text">
      <style:text-properties fo:language="en" fo:country="US"/>
    </style:style>
    <style:style style:name="P28" style:parent-style-name="Normal" style:family="paragraph">
      <style:paragraph-properties fo:margin-left="0.9833in">
        <style:tab-stops/>
      </style:paragraph-properties>
      <style:text-properties fo:font-style="italic" style:font-style-asian="italic"/>
    </style:style>
    <style:style style:name="P29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0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1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2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3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4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5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6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7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8" style:parent-style-name="Normal" style:family="paragraph">
      <style:paragraph-properties fo:margin-left="0.9833in">
        <style:tab-stops/>
      </style:paragraph-properties>
      <style:text-properties fo:font-style="italic" style:font-style-asian="italic" fo:language="en" fo:country="US"/>
    </style:style>
    <style:style style:name="P39" style:parent-style-name="Normal" style:family="paragraph">
      <style:paragraph-properties fo:margin-left="0.9833in">
        <style:tab-stops/>
      </style:paragraph-properties>
    </style:style>
    <style:style style:name="T40" style:parent-style-name="Fuentedepárrafopredeter." style:family="text">
      <style:text-properties fo:font-style="italic" style:font-style-asian="italic" fo:language="en" fo:country="US"/>
    </style:style>
  </office:automatic-styles>
  <office:body>
    <office:text text:use-soft-page-breaks="true">
      <text:p text:style-name="P1"><text:span text:style-name="Énfasissutil">Primeras pruebas de programación</text:span></text:p>
      <text:p text:style-name="P4"/>
      <text:p text:style-name="Citadestacada">Librerías</text:p>
      <text:p text:style-name="Normal">La única librería imprescindible para que el robot funcione es la librería<text:s/><text:span text:style-name="T5">SoftWire</text:span>. Es necesaria para comunicarse por bus I2C al expansor I2C, ya que debido a la cantidad de entradas/salidas necesarias no se ha podido implementar en el bus I2C que Arduino trae por defecto, sino en dos pines digitales cualquiera. Precisamente por la gran cantidad de entradas/salidas necesarias ha sido por lo que se ha decidido incluir un expansor I2C para poder incluir más dispositivos.</text:p>
      <text:p text:style-name="Citadestacada">Consideraciones para la programación</text:p>
      <text:p text:style-name="Normal">Debido a la existencia de algunas diferencias entre los kits de Cyclops-project, cabe mencionarlas para evitar líos con la programación:</text:p>
      <text:list text:style-name="LFO5" text:continue-numbering="true">
        <text:list-item>
          <text:p text:style-name="P6">Por la falta de pines de entrada/salida disponibles, el Bluetooth comparte puerto serie con el USB de programación de la Arduino, por lo que<text:s/><text:span text:style-name="T7">es necesario desconectar el Bluetooth para poder cargar los programas en la Arduino</text:span>. De hecho, el Bluetooth está pensado para hacer pruebas en movimiento, corriendo sobre algún circuito, para enviar telemetría y recibir órdenes sin el cable USB.</text:p>
        </text:list-item>
        <text:list-item>
          <text:p text:style-name="P8">Se aconseja que el<text:s/><text:span text:style-name="T9">baudrate</text:span><text:s/>declarado para el puerto serie sea siempre el mismo y que coincida con el que se ha programado en el Bluetooth siguiendo su tutorial de configuración. Así se podrá cambiar de USB a Bluetooth y viceversa sin necesidad de cambiar el baudrate.</text:p>
        </text:list-item>
        <text:list-item>
          <text:p text:style-name="P10">Existen dos tipos de expansor I2C que sirven y se han empleado en Cyclops-Project hasta ahora: PCF8574P y PCF8574AP. Funcionan exactamente igual a nivel de hardware, pero para poder comunicarse con ellos, hay que hacer uso de direcciones I2C diferentes:</text:p>
          <text:list text:continue-numbering="true">
            <text:list-item>
              <text:p text:style-name="P11"><text:span text:style-name="T12">PCF8574P</text:span>: utiliza la dirección<text:s/>hexadecimal<text:s/><text:span text:style-name="T13">0x20</text:span>, teniendo sus tres pines físicos de dirección conectados a masa.</text:p>
            </text:list-item>
            <text:list-item>
              <text:p text:style-name="P14"><text:span text:style-name="T15">PCF8574AP</text:span>:<text:s/>utiliza la dirección hexadecimal<text:s/><text:span text:style-name="T16">0x38</text:span>, teniendo sus tres pines físicos de dirección conectados a masa.</text:p>
            </text:list-item>
          </text:list>
        </text:list-item>
      </text:list>
      <text:p text:style-name="P17">El valor de dirección se puede modificar en la constante<text:s/><text:span text:style-name="T18">expAddress</text:span><text:s/>que puede verse declarada en el programa de test. Y para saber cuál es el código de tu expansor, basta con mirar la inscripción en el integrado, que estará justo debajo de la Arduino.</text:p>
      <text:p text:style-name="P19"/>
      <text:soft-page-break/>
      <text:list text:style-name="LFO5" text:continue-numbering="true">
        <text:list-item>
          <text:p text:style-name="P20"><text:span text:style-name="T21">Los encoders magnéticos</text:span>, al igual que los sensores CNY70 o los pulsadores, actúan como transistores o interruptores que abren y cierran un circuito, pero para que a su salida experimenten una variación de tensión de 0 a 5V<text:s/><text:span text:style-name="T22">necesitan una resistencia de pull up</text:span>. Algunos de los encoders empleados en los kits pueden no llevar<text:s/>esas resistencias. La configuración por defecto en la función de setup es la siguiente:</text:p>
        </text:list-item>
      </text:list>
      <text:p text:style-name="P23">pinMode(ENC_IZQ_A, INPUT);</text:p>
      <text:p text:style-name="P24">pinMode(ENC_IZQ_B, INPUT);</text:p>
      <text:p text:style-name="P25">pinMode(ENC_DER_A, INPUT);</text:p>
      <text:p text:style-name="P26">pinMode(ENC_DER_B, INPUT);</text:p>
      <text:p text:style-name="Normal"><text:span text:style-name="T27"><text:tab/></text:span>Pero si no se aprecia variación<text:s/>en Monitor Serial al cargar el programa de test de los encoders y girar las ruedas, es muy probable que sea porque los encoders no tienen resistencias de pull up y aparezcan todos los valores en cero. Bastaría cambiar el código anterior por este otro para utilizar las resistencias internas de la Arduino:</text:p>
      <text:p text:style-name="P28">pinMode(ENC_IZQ_A, INPUT);</text:p>
      <text:p text:style-name="P29">pinMode(ENC_IZQ_B, INPUT);</text:p>
      <text:p text:style-name="P30">pinMode(ENC_DER_A, INPUT);</text:p>
      <text:p text:style-name="P31">pinMode(ENC_DER_B, INPUT);</text:p>
      <text:p text:style-name="Citadestacada">Comprobar que todo funciona correctamente</text:p>
      <text:p text:style-name="Normal">Se ha diseñado un programa de test para comprobar que todas las partes del robot funcionan correctamente. Este programa puede encontrarse<text:s/>dentro de la carpeta de firmware del proyecto.</text:p>
      <text:p text:style-name="Normal">Para probar cada uno de los dispositivos, basta con descomentar la línea correspondiente en la cabecera del programa, cargarlo en la Arduino, y abrir Monitor Serial o Putty con la configuración de baudrate que se haya especificado en la programación, para el USB o para el Bluetooth:</text:p>
      <text:p text:style-name="P32">#define TEST_PULSADORES</text:p>
      <text:p text:style-name="P33">//#define TEST_LEDS</text:p>
      <text:p text:style-name="P34">//#define TEST_BATERIA</text:p>
      <text:p text:style-name="P35">//#define TEST_SENSORES_LINEA</text:p>
      <text:p text:style-name="P36">//#define TEST_SENSORES_DISTANCIA</text:p>
      <text:p text:style-name="P37">//#define TEST_MOTORES</text:p>
      <text:p text:style-name="P38">//#define TEST_ENCODERS</text:p>
      <text:p text:style-name="P39"><text:span text:style-name="T40">//#define TEST_CAMAR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Citadestacada" style:display-name="Cita destacad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>
        <style:tab-stops>
          <style:tab-stop style:type="right" style:position="5.9055in"/>
        </style:tab-stops>
      </style:paragraph-properties>
      <style:text-properties fo:font-style="italic" style:font-style-asian="italic"/>
    </style:style>
    <style:style style:name="P3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Tutorial de primeras pruebas de programación<text:tab/>Rubén Espino San José</text:p>
      </style:header>
      <style:footer>
        <text:p text:style-name="P3"><text:page-number text:fixed="false">1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saj</meta:initial-creator>
    <dc:creator>resaj</dc:creator>
    <meta:creation-date>2017-09-24T09:55:00Z</meta:creation-date>
    <dc:date>2017-10-30T11:58:00Z</dc:date>
    <meta:template xlink:href="Normal.dotm" xlink:type="simple"/>
    <meta:editing-cycles>23</meta:editing-cycles>
    <meta:editing-duration>PT23640S</meta:editing-duration>
    <meta:document-statistic meta:page-count="2" meta:paragraph-count="7" meta:word-count="578" meta:character-count="3755" meta:row-count="26" meta:non-whitespace-character-count="3184"/>
  </office:meta>
</office:document-meta>
</file>